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Painter.star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Painter.handleTableContentPosition( TableContentPosition tcp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owPainter.startTablePart( TablePart table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wPainter.RowPainter( TableContentLayoutManager tclm ,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wPainter.getRowOffset( int row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Painter.getAccumulated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Painter.recordRowOffset( int rowIndex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wPainter.addAreaForEmptyGridUnit( EmptyGridUnit gu , int rowIndex , int colIndex , int actualRowHeight , int borderBeforeWhich , int borderAfterWhich , boolean lastOnP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owPainter.computeContentLength( PrimaryGridUnit pgu , int startIndex , int end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wPainter.addAreasAndFlushRow( boolean lastInPart , boolean lastOnPag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RowPainter.addAreasForCell( PrimaryGridUnit pgu , int startPos , int endPos , int rowHeight , int borderBeforeWhich , int borderAfterWhich , boolean lastOnP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owPainter.registerPartBackgroundArea( Block backgroun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wPainter.endTablePart( boolean lastInBody , boolean lastOn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wPainter.en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